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2000001892BEF93AEEA55127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bster Two" svg:font-family="'Lobster Tw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6.18cm" svg:height="17.8cm" svg:x="1.5cm" svg:y="1.5cm">
          <draw:image xlink:href="Pictures/1000020100000242000001892BEF93AEEA5512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bster Two" svg:font-family="'Lobster Tw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1T07:45:26.319077873</meta:creation-date>
    <dc:date>2018-07-11T07:54:19.530379453</dc:date>
    <meta:editing-duration>PT8M53S</meta:editing-duration>
    <meta:editing-cycles>2</meta:editing-cycles>
    <meta:generator>LibreOffice/6.0.2.1$Linux_X86_64 LibreOffice_project/00m0$Build-1</meta:generator>
    <meta:document-statistic meta:object-count="1"/>
  </office:meta>
</office:document-meta>
</file>